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StatisticImpl.getPeri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untStatisticImpl.add( long am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untStatisticImpl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StatisticImpl.setCount( long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StatisticImpl.CountStatisticImpl( String nam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StatisticImpl.appendFieldDescription( String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untStatisticImpl.subtract( long am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untStatisticImpl.CountStatisticImpl( CountStatisticImpl parent , String nam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StatisticImpl.decr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untStatistic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StatisticImpl.setParent( CountStatisticImpl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StatisticImpl.CountStatisticImpl( String name , String unit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StatisticImpl.getFrequ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untStatisticImpl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StatisticImpl.incr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